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D000000319889ED8F374C9973.png" manifest:media-type="image/png"/>
  <manifest:file-entry manifest:full-path="Pictures/1000079900000E9300000518473316C726E583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808080" draw:marker-start-width="0.279cm" draw:marker-end-width="0.279cm" svg:stroke-opacity="100%" draw:fill-color="#ffffff" draw:opacity="0%" draw:textarea-horizontal-align="justify" draw:textarea-vertical-align="middle" draw:auto-grow-height="false" fo:min-height="3.481cm" fo:min-width="7.5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808080" draw:marker-start-width="0.279cm" draw:marker-end-width="0.279cm" svg:stroke-opacity="100%" draw:fill-color="#ffffff" draw:opacity="0%" draw:textarea-horizontal-align="right" draw:textarea-vertical-align="middle" draw:auto-grow-height="false" fo:min-height="3.481cm" fo:min-width="7.549cm" fo:padding-top="0.151cm" fo:padding-bottom="0.151cm" fo:padding-left="0.276cm" fo:padding-right="0.276cm" fo:wrap-option="wrap"/>
    </style:style>
    <style:style style:name="gr3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3.291cm" fo:padding-top="0.166cm" fo:padding-bottom="0.166cm" fo:padding-left="0.291cm" fo:padding-right="0.291cm"/>
    </style:style>
    <style:style style:name="gr5" style:family="graphic" style:parent-style-name="standard">
      <style:graphic-properties svg:stroke-width="0.159cm" svg:stroke-color="#000000" draw:marker-start-width="0.438cm" draw:marker-end-width="0.438cm" draw:fill-color="#ffffff" draw:opacity="0%" draw:textarea-horizontal-align="justify" draw:textarea-vertical-align="middle" draw:auto-grow-height="false" fo:min-height="2.52cm" fo:min-width="4.937cm" fo:padding-top="0.204cm" fo:padding-bottom="0.204cm" fo:padding-left="0.329cm" fo:padding-right="0.329cm"/>
    </style:style>
    <style:style style:name="gr6" style:family="graphic" style:parent-style-name="objectwithoutfill">
      <style:graphic-properties draw:stroke="dash" draw:stroke-dash="Dashed_20__28_var_29_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ed_20__28_var_29_" svg:stroke-width="0.081cm" svg:stroke-color="#666666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009cm" fo:padding-top="0.178cm" fo:padding-bottom="0.178cm" fo:padding-left="0.303cm" fo:padding-right="0.303cm"/>
    </style:style>
    <style:style style:name="gr9" style:family="graphic" style:parent-style-name="standard">
      <style:graphic-properties draw:stroke="solid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3333" draw:marker-start-width="0.359cm" draw:marker-end-width="0.359cm" draw:fill="none" draw:fill-color="#729fcf" draw:opacity="100%" draw:opacity-name="Transparency_20_6" draw:textarea-horizontal-align="justify" draw:textarea-vertical-align="middle" draw:auto-grow-height="false" fo:min-height="1.676cm" fo:min-width="4.728cm" fo:padding-top="0.178cm" fo:padding-bottom="0.178cm" fo:padding-left="0.303cm" fo:padding-right="0.303cm"/>
    </style:style>
    <style:style style:name="gr11" style:family="graphic" style:parent-style-name="standard">
      <style:graphic-properties draw:stroke="solid" draw:stroke-dash="Ultra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009cm" fo:padding-top="0.178cm" fo:padding-bottom="0.178cm" fo:padding-left="0.303cm" fo:padding-right="0.303cm"/>
    </style:style>
    <style:style style:name="gr12" style:family="graphic" style:parent-style-name="objectwithoutfill">
      <style:graphic-properties draw:stroke="none" draw:fill="none" fo:min-height="0.628cm"/>
    </style:style>
    <style:style style:name="gr13" style:family="graphic" style:parent-style-name="standard">
      <style:graphic-properties svg:stroke-width="0.053cm" svg:stroke-color="#808080" draw:marker-start-width="0.279cm" draw:marker-end-width="0.279cm" svg:stroke-opacity="100%" draw:fill-color="#ffffff" draw:opacity="0%" draw:textarea-horizontal-align="justify" draw:textarea-vertical-align="middle" draw:auto-grow-height="false" fo:min-height="3.784cm" fo:min-width="18.05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/>
    </style:style>
    <style:style style:name="gr15" style:family="graphic" style:parent-style-name="objectwithoutfill">
      <style:graphic-properties svg:stroke-width="0.106cm" svg:stroke-color="#ff3333" draw:marker-start-width="0.358cm" draw:marker-end="Circle" draw:marker-end-width="0.358cm" svg:stroke-opacity="100%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3333ff" draw:marker-start-width="0.358cm" draw:marker-end="Square_20_45_20_unfilled" draw:marker-end-width="0.458cm" svg:stroke-opacity="100%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none" draw:fill="none" fo:min-height="1.576cm"/>
    </style:style>
    <style:style style:name="gr18" style:family="graphic" style:parent-style-name="standard">
      <style:graphic-properties draw:stroke="solid" draw:stroke-dash="Fine_20_Dashed" svg:stroke-width="0.106cm" svg:stroke-color="#ff3333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3333ff" draw:marker-start="Square_20_45_20_unfilled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objectwithoutfill">
      <style:graphic-properties svg:stroke-width="0.106cm" svg:stroke-color="#3333ff" draw:marker-start-width="0.359cm" draw:marker-end="Square_20_45_20_unfilled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  <style:text-properties fo:color="#808080" fo:font-style="italic" style:font-style-asian="italic" style:font-style-complex="italic"/>
    </style:style>
    <style:style style:name="P3" style:family="paragraph">
      <loext:graphic-properties draw:fill-color="#ffffff" draw:opacity="0%"/>
      <style:paragraph-properties fo:text-align="center"/>
      <style:text-properties fo:color="#999999" fo:font-style="italic" style:font-style-asian="italic" style:font-style-complex="italic"/>
    </style:style>
    <style:style style:name="P4" style:family="paragraph">
      <loext:graphic-properties draw:fill="none" draw:fill-color="#729fcf" draw:opacity="0%"/>
      <style:paragraph-properties fo:text-align="center"/>
      <style:text-properties fo:font-size="20pt"/>
    </style:style>
    <style:style style:name="P5" style:family="paragraph">
      <loext:graphic-properties draw:fill-color="#ffffff" draw:opacity="0%"/>
      <style:paragraph-properties fo:text-align="center"/>
      <style:text-properties fo:font-size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 draw:opacity="100%" draw:opacity-name="Transparency_20_6"/>
      <style:paragraph-properties fo:text-align="center"/>
      <style:text-properties fo:font-size="20pt"/>
    </style:style>
    <style:style style:name="P8" style:family="paragraph">
      <loext:graphic-properties draw:fill="none"/>
      <style:paragraph-properties fo:text-align="center"/>
      <style:text-properties fo:color="#808080" fo:font-size="16pt" fo:font-weight="bold" style:font-size-asian="15pt" style:font-weight-asian="bold" style:font-size-complex="15pt" style:font-weight-complex="bold"/>
    </style:style>
    <style:style style:name="P9" style:family="paragraph">
      <loext:graphic-properties draw:fill="none"/>
      <style:paragraph-properties fo:text-align="center"/>
      <style:text-properties fo:color="#808080" fo:font-size="16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808080" fo:font-size="16pt" style:font-size-asian="15pt" style:font-size-complex="15pt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/>
      <style:paragraph-properties fo:text-align="center"/>
      <style:text-properties style:text-underline-style="none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font-size="20pt"/>
    </style:style>
    <style:style style:name="T3" style:family="text">
      <style:text-properties fo:font-size="22pt"/>
    </style:style>
    <style:style style:name="T4" style:family="text">
      <style:text-properties fo:color="#808080" fo:font-size="16pt" style:font-size-asian="15pt" style:font-size-complex="15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09cm" svg:height="4.191cm" svg:x="16.384cm" svg:y="9.1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509cm" svg:height="4.191cm" svg:x="27.684cm" svg:y="9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.556cm" svg:height="2.159cm" svg:x="20.826cm" svg:y="10.176cm">
          <text:p text:style-name="P1"><text:span text:style-name="T2">Specialist</text:span></text:p>
          <text:p text:style-name="P1"><text:span text:style-name="T2">Sys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1" draw:id="id1" draw:layer="layout" svg:width="3.873cm" svg:height="2.032cm" svg:x="8.131cm" svg:y="3.407cm">
          <text:p text:style-name="P1"><text:span text:style-name="T2">Visu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5" xml:id="id13" draw:id="id13" draw:layer="layout" svg:width="5.969cm" svg:height="3.302cm" svg:x="7.081cm" svg:y="7.532cm">
          <text:p text:style-name="P1"><text:span text:style-name="T3">Global </text:span></text:p>
          <text:p text:style-name="P1"><text:span text:style-name="T3">Worksp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3.873cm" svg:height="2.032cm" svg:x="1.131cm" svg:y="8.207cm">
          <text:p text:style-name="P1"><text:span text:style-name="T2">Subtra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2" draw:id="id2" draw:layer="layout" svg:width="3.873cm" svg:height="2.032cm" svg:x="1.131cm" svg:y="5.207cm">
          <text:p text:style-name="P1"><text:span text:style-name="T2">Ad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4" draw:id="id4" draw:layer="layout" svg:width="3.873cm" svg:height="2.032cm" svg:x="1.131cm" svg:y="11.207cm">
          <text:p text:style-name="P1"><text:span text:style-name="T2">Com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line-skew="-0.486cm" svg:x1="8.131cm" svg:y1="4.423cm" svg:x2="1.131cm" svg:y2="6.223cm" draw:start-shape="id1" draw:start-glue-point="3" draw:end-shape="id2" draw:end-glue-point="3" svg:d="M8131 4423h-8028v1800h1028" svg:viewBox="0 0 8029 1801">
          <text:p/>
        </draw:connector>
        <draw:connector draw:style-name="gr6" draw:text-style-name="P6" draw:layer="layout" draw:line-skew="-0.486cm" svg:x1="8.131cm" svg:y1="4.423cm" svg:x2="1.131cm" svg:y2="9.223cm" draw:start-shape="id1" draw:start-glue-point="3" draw:end-shape="id3" draw:end-glue-point="3" svg:d="M8131 4423h-8028v4800h1028" svg:viewBox="0 0 8029 4801">
          <text:p/>
        </draw:connector>
        <draw:connector draw:style-name="gr7" draw:text-style-name="P6" draw:layer="layout" draw:line-skew="-0.486cm" svg:x1="8.131cm" svg:y1="4.423cm" svg:x2="1.131cm" svg:y2="12.223cm" draw:start-shape="id1" draw:start-glue-point="3" draw:end-shape="id4" draw:end-glue-point="3" svg:d="M8131 4423h-8028v7800h1028" svg:viewBox="0 0 8029 7801">
          <text:p/>
        </draw:connector>
        <draw:custom-shape draw:style-name="gr8" draw:text-style-name="P4" xml:id="id6" draw:id="id6" draw:layer="layout" svg:width="3.615cm" svg:height="2.159cm" svg:x="28.112cm" svg:y="10.176cm">
          <text:p text:style-name="P1"><text:span text:style-name="T2">Conte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xml:id="id15" draw:id="id15" draw:layer="layout" svg:width="3.615cm" svg:height="2.159cm" svg:x="32.133cm" svg:y="10.176cm">
          <text:p text:style-name="P1"><text:span text:style-name="T2">Sour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4" xml:id="id12" draw:id="id12" draw:layer="layout" svg:width="3.556cm" svg:height="2.159cm" svg:x="32.162cm" svg:y="2.771cm">
          <text:p text:style-name="P1"><text:span text:style-name="T2">Atten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7" xml:id="id7" draw:id="id7" draw:layer="layout" svg:width="5.334cm" svg:height="2.032cm" svg:x="15.973cm" svg:y="13.958cm">
          <text:p text:style-name="P1"><text:span text:style-name="T2">Broadcast Ga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" xml:id="id8" draw:id="id8" draw:layer="layout" svg:width="3.615cm" svg:height="2.159cm" svg:x="16.833cm" svg:y="10.176cm">
          <text:p text:style-name="P1"><text:span text:style-name="T2">Receiv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2" draw:text-style-name="P8" draw:layer="layout" svg:width="7.872cm" svg:height="0.878cm" svg:x="29.767cm" svg:y="13.479cm">
          <draw:text-box>
            <text:p text:style-name="P1"><text:span text:style-name="T4">Global Workspace</text:span></text:p>
          </draw:text-box>
        </draw:frame>
        <draw:frame draw:style-name="gr12" draw:text-style-name="P9" draw:layer="layout" svg:width="7.872cm" svg:height="0.878cm" draw:transform="rotate (1.5707963267949) translate (15.437cm 15.223cm)">
          <draw:text-box>
            <text:p text:style-name="P1"><text:span text:style-name="T4">Processor</text:span></text:p>
          </draw:text-box>
        </draw:frame>
        <draw:custom-shape draw:style-name="gr13" draw:text-style-name="P2" draw:layer="layout" svg:width="19.05cm" svg:height="4.526cm" svg:x="17.254cm" svg:y="1.0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7.872cm" svg:height="0.878cm" svg:x="22.842cm" svg:y="0.091cm">
          <draw:text-box>
            <text:p text:style-name="P1"><text:span text:style-name="T4">Executive network</text:span></text:p>
          </draw:text-box>
        </draw:frame>
        <draw:connector draw:style-name="gr14" draw:text-style-name="P6" draw:layer="layout" draw:type="curve" draw:line-skew="-1.94cm" svg:x1="22.604cm" svg:y1="10.176cm" svg:x2="29.919cm" svg:y2="10.176cm" draw:start-shape="id5" draw:start-glue-point="0" draw:end-shape="id6" draw:end-glue-point="0" svg:d="M22604 10176c0-3741 7315-3741 7315 0" svg:viewBox="0 0 7316 2807">
          <text:p/>
        </draw:connector>
        <draw:connector draw:style-name="gr14" draw:text-style-name="P6" draw:layer="layout" draw:type="curve" draw:line-skew="1.994cm" svg:x1="29.919cm" svg:y1="12.335cm" svg:x2="22.604cm" svg:y2="12.335cm" draw:start-shape="id6" draw:start-glue-point="2" draw:end-shape="id5" svg:d="M29919 12335c0 3819-7315 3819-7315 0" svg:viewBox="0 0 7316 2865">
          <text:p/>
        </draw:connector>
        <draw:connector draw:style-name="gr15" draw:text-style-name="P11" draw:layer="layout" draw:type="line" svg:x1="21.307cm" svg:y1="14.974cm" svg:x2="23.193cm" svg:y2="13.965cm" draw:start-shape="id7" svg:d="M21307 14974l1886-1009" svg:viewBox="0 0 1887 1010">
          <text:p/>
        </draw:connector>
        <draw:connector draw:style-name="gr16" draw:text-style-name="P11" draw:layer="layout" draw:type="curve" svg:x1="18.64cm" svg:y1="12.335cm" svg:x2="18.64cm" svg:y2="13.958cm" draw:start-shape="id8" draw:start-glue-point="2" draw:end-shape="id7" draw:end-glue-point="0" svg:d="M18640 12335v1623" svg:viewBox="0 0 1 1624">
          <text:p/>
        </draw:connector>
        <draw:frame draw:style-name="gr17" draw:text-style-name="P12" draw:layer="layout" svg:width="1.686cm" svg:height="1.826cm" svg:x="0.429cm" svg:y="0.263cm">
          <draw:text-box>
            <text:p text:style-name="P1"><text:span text:style-name="T5">A</text:span></text:p>
          </draw:text-box>
        </draw:frame>
        <draw:custom-shape draw:style-name="gr10" draw:text-style-name="P7" xml:id="id9" draw:id="id9" draw:layer="layout" svg:width="5.334cm" svg:height="2.032cm" svg:x="31.273cm" svg:y="6.382cm">
          <text:p text:style-name="P1"><text:span text:style-name="T2">Access Ga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1" draw:layer="layout" draw:type="line" svg:x1="31.273cm" svg:y1="7.398cm" svg:x2="29.351cm" svg:y2="8.469cm" draw:start-shape="id9" draw:start-glue-point="3" svg:d="M31273 7398l-1922 1071" svg:viewBox="0 0 1923 1072">
          <text:p/>
        </draw:connector>
        <draw:custom-shape draw:style-name="gr9" draw:text-style-name="P4" draw:layer="layout" svg:width="3.556cm" svg:height="2.159cm" svg:x="17.762cm" svg:y="2.771cm">
          <text:p text:style-name="P1"><text:span text:style-name="T2">Previous</text:span></text:p>
          <text:p text:style-name="P1"><text:span text:style-name="T2">Rou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4" xml:id="id10" draw:id="id10" draw:layer="layout" svg:width="3.556cm" svg:height="2.159cm" svg:x="22.562cm" svg:y="2.771cm">
          <text:p text:style-name="P1"><text:span text:style-name="T2">Rou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4" xml:id="id11" draw:id="id11" draw:layer="layout" svg:width="3.556cm" svg:height="2.159cm" svg:x="27.362cm" svg:y="2.771cm">
          <text:p text:style-name="P1"><text:span text:style-name="T2">Tas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9" draw:text-style-name="P13" draw:layer="layout" draw:type="line" svg:x1="22.565cm" svg:y1="3.45cm" svg:x2="21.321cm" svg:y2="3.45cm" svg:d="M22565 3450h-1244" svg:viewBox="0 0 1245 1">
          <text:p/>
        </draw:connector>
        <draw:connector draw:style-name="gr20" draw:text-style-name="P13" draw:layer="layout" draw:type="line" svg:x1="22.551cm" svg:y1="4.25cm" svg:x2="21.307cm" svg:y2="4.25cm" svg:d="M22551 4250h-1244" svg:viewBox="0 0 1245 1">
          <text:p/>
        </draw:connector>
        <draw:connector draw:style-name="gr20" draw:text-style-name="P13" draw:layer="layout" draw:type="line" svg:x1="26.118cm" svg:y1="3.85cm" svg:x2="27.362cm" svg:y2="3.85cm" draw:start-shape="id10" draw:start-glue-point="1" draw:end-shape="id11" draw:end-glue-point="3" svg:d="M26118 3850h1244" svg:viewBox="0 0 1245 1">
          <text:p/>
        </draw:connector>
        <draw:connector draw:style-name="gr20" draw:text-style-name="P13" draw:layer="layout" draw:type="line" svg:x1="33.94cm" svg:y1="6.382cm" svg:x2="33.94cm" svg:y2="4.93cm" draw:start-shape="id9" draw:start-glue-point="0" draw:end-shape="id12" draw:end-glue-point="2" svg:d="M33940 6382v-1452" svg:viewBox="0 0 1 1453">
          <text:p/>
        </draw:connector>
        <draw:custom-shape draw:style-name="gr4" draw:text-style-name="P4" xml:id="id14" draw:id="id14" draw:layer="layout" svg:width="3.873cm" svg:height="2.032cm" svg:x="8.131cm" svg:y="12.907cm">
          <text:p text:style-name="P1"><text:span text:style-name="T2">Mo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1" draw:text-style-name="P13" draw:layer="layout" draw:type="line" svg:x1="10.067cm" svg:y1="5.439cm" svg:x2="10.065cm" svg:y2="7.532cm" draw:start-shape="id1" draw:start-glue-point="2" draw:end-shape="id13" draw:end-glue-point="0" svg:d="M10067 5439l-2 2093" svg:viewBox="0 0 3 2094">
          <text:p/>
        </draw:connector>
        <draw:connector draw:style-name="gr21" draw:text-style-name="P13" draw:layer="layout" draw:type="line" svg:x1="10.065cm" svg:y1="10.834cm" svg:x2="10.067cm" svg:y2="12.907cm" draw:start-shape="id13" draw:start-glue-point="2" draw:end-shape="id14" draw:end-glue-point="0" svg:d="M10065 10834l2 2073" svg:viewBox="0 0 3 2074">
          <text:p/>
        </draw:connector>
        <draw:frame draw:style-name="gr22" draw:text-style-name="P6" draw:layer="layout" svg:width="1.807cm" svg:height="0.631cm" draw:transform="rotate (2.89567576198379) translate (6.816cm 8.192cm)">
          <draw:image xlink:href="Pictures/1000079900000E9300000518473316C726E583CC.svg" xlink:type="simple" xlink:show="embed" xlink:actuate="onLoad">
            <text:p/>
          </draw:image>
          <draw:image xlink:href="Pictures/100002010000008D000000319889ED8F374C9973.png" xlink:type="simple" xlink:show="embed" xlink:actuate="onLoad"/>
        </draw:frame>
        <draw:frame draw:style-name="gr22" draw:text-style-name="P6" draw:layer="layout" svg:width="1.807cm" svg:height="0.631cm" draw:transform="rotate (-0.245916891606001) translate (5.254cm 6.321cm)">
          <draw:image xlink:href="Pictures/1000079900000E9300000518473316C726E583CC.svg" xlink:type="simple" xlink:show="embed" xlink:actuate="onLoad">
            <text:p/>
          </draw:image>
          <draw:image xlink:href="Pictures/100002010000008D000000319889ED8F374C9973.png" xlink:type="simple" xlink:show="embed" xlink:actuate="onLoad"/>
        </draw:frame>
        <draw:frame draw:style-name="gr22" draw:text-style-name="P6" draw:layer="layout" svg:width="1.807cm" svg:height="0.631cm" draw:transform="rotate (-3.08521851875038) translate (7.059cm 9.918cm)">
          <draw:image xlink:href="Pictures/1000079900000E9300000518473316C726E583CC.svg" xlink:type="simple" xlink:show="embed" xlink:actuate="onLoad">
            <text:p/>
          </draw:image>
          <draw:image xlink:href="Pictures/100002010000008D000000319889ED8F374C9973.png" xlink:type="simple" xlink:show="embed" xlink:actuate="onLoad"/>
        </draw:frame>
        <draw:frame draw:style-name="gr22" draw:text-style-name="P6" draw:layer="layout" svg:width="1.807cm" svg:height="0.631cm" draw:transform="rotate (0.0563741348394168) translate (5.011cm 8.597cm)">
          <draw:image xlink:href="Pictures/1000079900000E9300000518473316C726E583CC.svg" xlink:type="simple" xlink:show="embed" xlink:actuate="onLoad">
            <text:p/>
          </draw:image>
          <draw:image xlink:href="Pictures/100002010000008D000000319889ED8F374C9973.png" xlink:type="simple" xlink:show="embed" xlink:actuate="onLoad"/>
        </draw:frame>
        <draw:frame draw:style-name="gr22" draw:text-style-name="P6" draw:layer="layout" svg:width="1.807cm" svg:height="0.631cm" draw:transform="rotate (-2.82516446020322) translate (7.295cm 11.633cm)">
          <draw:image xlink:href="Pictures/1000079900000E9300000518473316C726E583CC.svg" xlink:type="simple" xlink:show="embed" xlink:actuate="onLoad">
            <text:p/>
          </draw:image>
          <draw:image xlink:href="Pictures/100002010000008D000000319889ED8F374C9973.png" xlink:type="simple" xlink:show="embed" xlink:actuate="onLoad"/>
        </draw:frame>
        <draw:frame draw:style-name="gr22" draw:text-style-name="P6" draw:layer="layout" svg:width="1.807cm" svg:height="0.631cm" draw:transform="rotate (0.316428193386572) translate (4.976cm 10.883cm)">
          <draw:image xlink:href="Pictures/1000079900000E9300000518473316C726E583CC.svg" xlink:type="simple" xlink:show="embed" xlink:actuate="onLoad">
            <text:p/>
          </draw:image>
          <draw:image xlink:href="Pictures/100002010000008D000000319889ED8F374C9973.png" xlink:type="simple" xlink:show="embed" xlink:actuate="onLoad"/>
        </draw:frame>
        <draw:connector draw:style-name="gr19" draw:text-style-name="P13" draw:layer="layout" draw:line-skew="-1.433cm" svg:x1="24.34cm" svg:y1="4.93cm" svg:x2="18.64cm" svg:y2="10.176cm" draw:start-shape="id10" draw:start-glue-point="2" draw:end-shape="id8" draw:end-glue-point="0" svg:d="M24340 4930v1189h-5700v4057" svg:viewBox="0 0 5701 5247">
          <text:p/>
        </draw:connector>
        <draw:connector draw:style-name="gr19" draw:text-style-name="P13" draw:layer="layout" draw:line-skew="-0.416cm" svg:x1="25.124cm" svg:y1="2.771cm" svg:x2="33.94cm" svg:y2="2.771cm" draw:end-shape="id12" draw:end-glue-point="0" svg:d="M25124 2771v-970h8816v970" svg:viewBox="0 0 8817 971">
          <text:p/>
        </draw:connector>
        <draw:connector draw:style-name="gr23" draw:text-style-name="P13" draw:layer="layout" draw:line-skew="0.857cm -0.82cm" svg:x1="35.748cm" svg:y1="11.255cm" svg:x2="24.34cm" svg:y2="2.771cm" draw:start-shape="id15" draw:start-glue-point="1" draw:end-shape="id10" draw:end-glue-point="0" svg:d="M35748 11255h1409v-9858h-12817v1374" svg:viewBox="0 0 12818 9859">
          <text:p/>
        </draw:connector>
        <draw:connector draw:style-name="gr19" draw:text-style-name="P13" draw:layer="layout" draw:type="line" svg:x1="33.94cm" svg:y1="8.414cm" svg:x2="33.94cm" svg:y2="10.176cm" draw:start-shape="id9" draw:start-glue-point="2" draw:end-shape="id15" draw:end-glue-point="0" svg:d="M33940 8414v1762" svg:viewBox="0 0 1 1763">
          <text:p/>
        </draw:connector>
        <draw:connector draw:style-name="gr23" draw:text-style-name="P13" draw:layer="layout" draw:line-skew="-4.572cm" svg:x1="22.118cm" svg:y1="10.158cm" svg:x2="31.262cm" svg:y2="6.856cm" svg:d="M22118 10158v-3302h9144" svg:viewBox="0 0 9145 3303">
          <text:p/>
        </draw:connector>
        <draw:frame draw:style-name="gr17" draw:text-style-name="P12" draw:layer="layout" svg:width="1.686cm" svg:height="1.826cm" svg:x="14.529cm" svg:y="0.263cm">
          <draw:text-box>
            <text:p text:style-name="P1"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_20_unfilled" draw:display-name="Square 45 unfilled" svg:viewBox="0 0 3000 3000" svg:d="M1500 3000l-1500-1500 1500-1500 1500 1500zM1500 2715l-1215-1215 1215-1215 1215 1215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313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5-02T00:18:00.767807656</dc:date>
    <meta:editing-duration>PT3H45M9S</meta:editing-duration>
    <meta:editing-cycles>60</meta:editing-cycles>
    <meta:generator>LibreOffice/5.1.6.2$Linux_X86_64 LibreOffice_project/10m0$Build-2</meta:generator>
    <meta:document-statistic meta:object-count="49"/>
  </office:meta>
</office:document-meta>
</file>